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fd4" officeooo:paragraph-rsid="00148fd4"/>
    </style:style>
    <style:style style:name="P2" style:family="paragraph" style:parent-style-name="Standard">
      <style:text-properties fo:language="en" fo:country="GB" officeooo:rsid="0015a8a9" officeooo:paragraph-rsid="0015a8a9"/>
    </style:style>
    <style:style style:name="P3" style:family="paragraph" style:parent-style-name="Standard">
      <style:text-properties fo:language="en" fo:country="GB" officeooo:rsid="0017a677" officeooo:paragraph-rsid="0017a677"/>
    </style:style>
    <style:style style:name="P4" style:family="paragraph" style:parent-style-name="Standard">
      <style:text-properties fo:language="en" fo:country="GB" officeooo:rsid="001a41cd" officeooo:paragraph-rsid="001a41cd"/>
    </style:style>
    <style:style style:name="P5" style:family="paragraph" style:parent-style-name="Standard">
      <style:text-properties fo:language="en" fo:country="GB" officeooo:rsid="001b6b75" officeooo:paragraph-rsid="001b6b75"/>
    </style:style>
    <style:style style:name="P6" style:family="paragraph" style:parent-style-name="Standard">
      <style:text-properties fo:language="en" fo:country="GB" officeooo:rsid="001cb525" officeooo:paragraph-rsid="001cb525"/>
    </style:style>
    <style:style style:name="P7" style:family="paragraph" style:parent-style-name="Standard">
      <style:paragraph-properties fo:text-align="justify" style:justify-single-word="false"/>
      <style:text-properties officeooo:paragraph-rsid="00148fd4"/>
    </style:style>
    <style:style style:name="P8" style:family="paragraph" style:parent-style-name="Standard">
      <style:text-properties fo:language="en" fo:country="GB" officeooo:rsid="00192546" officeooo:paragraph-rsid="00192546"/>
    </style:style>
    <style:style style:name="P9" style:family="paragraph" style:parent-style-name="Standard">
      <style:text-properties officeooo:paragraph-rsid="0021c0d5"/>
    </style:style>
    <style:style style:name="T1" style:family="text">
      <style:text-properties officeooo:rsid="0015a8a9"/>
    </style:style>
    <style:style style:name="T2" style:family="text">
      <style:text-properties fo:language="en" fo:country="GB" officeooo:rsid="00148fd4"/>
    </style:style>
    <style:style style:name="T3" style:family="text">
      <style:text-properties fo:language="en" fo:country="GB" officeooo:rsid="0015a8a9"/>
    </style:style>
    <style:style style:name="T4" style:family="text">
      <style:text-properties fo:language="en" fo:country="GB" officeooo:rsid="0021c0d5"/>
    </style:style>
    <style:style style:name="T5" style:family="text">
      <style:text-properties fo:language="en" fo:country="GB" officeooo:rsid="00227310"/>
    </style:style>
    <style:style style:name="T6" style:family="text">
      <style:text-properties fo:language="en" fo:country="GB" officeooo:rsid="00230b04"/>
    </style:style>
    <style:style style:name="T7" style:family="text">
      <style:text-properties style:text-position="super 58%"/>
    </style:style>
    <style:style style:name="T8" style:family="text">
      <style:text-properties officeooo:rsid="0017a677"/>
    </style:style>
    <style:style style:name="T9" style:family="text">
      <style:text-properties officeooo:rsid="00192546"/>
    </style:style>
    <style:style style:name="T10" style:family="text">
      <style:text-properties officeooo:rsid="001a41cd"/>
    </style:style>
    <style:style style:name="T11" style:family="text">
      <style:text-properties officeooo:rsid="001b6b75"/>
    </style:style>
    <style:style style:name="T12" style:family="text">
      <style:text-properties officeooo:rsid="001cb5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g Week_1</text:p>
      <text:p text:style-name="P1"/>
      <text:p text:style-name="P7"><text:span text:style-name="T2">Due to the coronavirus crisis across the world, starting university this year (2020) was a very stressful and confusing. The university timetable was not ready </text:span><text:span text:style-name="T3">till</text:span><text:span text:style-name="T2"> the day the course already begun. Given the circumstances </text:span><text:span text:style-name="T3">we</text:span><text:span text:style-name="T2"> are facing at the <text:s/>moment, the uncertainty <text:s/>of the situation, it is hard for every one <text:s/>to plan anything for the future. </text:span><text:span text:style-name="T3">Saying that, the university should have planned a bit better to make the starting of university more pleasant for student. </text:span></text:p>
      <text:p text:style-name="P2">On Monday the 28<text:span text:style-name="T7">th</text:span> of September, was the first day of the online course (university). This was a introduction lecture on Academic Skills and Team_based Learning (4C1018). <text:span text:style-name="T8">Meeting Dr Herbert Daly, who is the course lecturer, was a good feeling. I was oozing with glee to begin my education again. </text:span></text:p>
      <text:p text:style-name="P3">I could not wait for Tuesday 29<text:span text:style-name="T7">th</text:span> of September. This was the day that I would start the Introductory Programming And Problem Solving <text:span text:style-name="T9">(4CS001) </text:span>module. I love programming and want to do very well in this module. The lecture was an introductory power point presentation on Python language. <text:span text:style-name="T9">During the presentation Dr Jeffr</text:span><text:span text:style-name="T12">e</text:span><text:span text:style-name="T9">y Ting explained, what the Python language is, when it began, why its so popular today, how to set it up on your pc and simple syntax. </text:span></text:p>
      <text:p text:style-name="P8">On Thursday the 1<text:span text:style-name="T7">st</text:span> of October and Friday the 2<text:span text:style-name="T7">nd</text:span> of October, there was an online lecture/workshop on Java language. This was an interesting lecture because I never had any prior experience of working with Java. <text:span text:style-name="T10">This language is a object oriented programming language and I find it a bit confusing. That is why for the rest of the week, I spent two hours of of everyday spend looking into Java and learn the basic.</text:span></text:p>
      <text:p text:style-name="P9"><text:span text:style-name="T4">On the afternoon, we had an introduction to Fundamental of Computing (4CS015). The session was very disappointing for me, how the lecture was delivered. </text:span><text:span text:style-name="T5">There was only a five minutes of introduction where the lecturer introduced him self and told everyone to go and watch the videos that was recorded last, and its on canvas. </text:span><text:span text:style-name="T6">I turn off my computer and went for a pint.</text:span><text:span text:style-name="T5"> </text:span><text:span text:style-name="T4"><text:s/></text:span></text:p>
      <text:p text:style-name="P4">The interesting part of the week for me was <text:span text:style-name="T11">when I found out that</text:span> I don’t have to travel to university if I don’t have to. <text:span text:style-name="T11">All my lectures/workshops are held online.</text:span> Normally it takes me nearly two hours everyday to travel to university, and now I can spent that to study were otherwise be wasted on travel time. </text:p>
      <text:p text:style-name="P5">The challenging part of the week for me was to one of the task for <text:s/><text:span text:style-name="T1">4C1018. </text:span>The task was to read and write a summery of How The World Was Saved by Stanislaw Lem. He was a Polish writer of science fiction whom died in 2006. I almost never read anything for pleasure and I don’t like reading. To read a short story and write a summer of it was like climbing a big giant pick for me. <text:span text:style-name="T12">I have read the story and surprisingly found it very thoughtful and thought-provoking piece of writing. </text:span></text:p>
      <text:p text:style-name="P6">As approaching the end of the week, I feel confident in my course and it is running/done this year but still don’t mind going back to university. Doing everything online is okay but miss all the interaction with other students and the lecturer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0:02:06.250917175</meta:creation-date>
    <dc:date>2020-10-05T14:11:48.688079447</dc:date>
    <meta:editing-duration>PT3H56M27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9" meta:word-count="545" meta:character-count="3061" meta:non-whitespace-character-count="2513"/>
  </office:meta>
</office:document-meta>
</file>